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203cm" draw:marker-start-width="0.503cm" draw:marker-end-width="0.503cm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dash" draw:stroke-dash="_32__20_Dots_20_1_20_Dash" svg:stroke-width="0.203cm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solid" draw:stroke-dash="_32__20_Dots_20_1_20_Dash" svg:stroke-width="0.203cm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46cm" svg:height="10.643cm" svg:x="1.952cm" svg:y="13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6cm" svg:height="10.643cm" svg:x="1.952cm" svg:y="13.1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9.46cm" svg:height="10.641cm" svg:x="1.952cm" svg:y="13.1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6cm" svg:height="10.641cm" svg:x="1.952cm" svg:y="13.11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9.458cm" svg:height="10.643cm" draw:transform="rotate (0.590968484725168) translate (6.392cm 8.941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6cm" svg:height="10.642cm" svg:x="8.554cm" svg:y="5.4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1" draw:layer="layout" svg:x1="13.219cm" svg:y1="1.288cm" svg:x2="13.219cm" svg:y2="21.39cm">
          <text:p/>
        </draw:line>
        <draw:line draw:style-name="gr2" draw:text-style-name="P1" draw:layer="layout" svg:x1="6.682cm" svg:y1="9.566cm" svg:x2="6.682cm" svg:y2="27.303cm">
          <text:p/>
        </draw:line>
        <draw:line draw:style-name="gr2" draw:text-style-name="P1" draw:layer="layout" svg:x1="-0.412cm" svg:y1="19.025cm" svg:x2="13.778cm" svg:y2="19.025cm">
          <text:p/>
        </draw:line>
        <draw:line draw:style-name="gr2" draw:text-style-name="P1" draw:layer="layout" svg:x1="22.306cm" svg:y1="10.692cm" svg:x2="5.752cm" svg:y2="10.692cm">
          <text:p/>
        </draw:line>
        <draw:line draw:style-name="gr3" draw:text-style-name="P1" draw:layer="layout" svg:x1="6.682cm" svg:y1="19.024cm" svg:x2="13.167cm" svg:y2="10.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ffffff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33336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Laszlo Simon</meta:initial-creator>
    <meta:creation-date>2009-03-29T23:01:10</meta:creation-date>
    <dc:creator>Laszlo Simon</dc:creator>
    <dc:date>2009-03-29T23:02:44</dc:date>
    <meta:editing-cycles>2</meta:editing-cycles>
    <meta:editing-duration>PT1M34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